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2]/['AA - Frequences'.$E$2])*100 ; 2 )" office:value-type="float" office:value="0" calcext:value-type="float">
            <text:p>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s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36:44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5:53:35.006000000</dc:date>
    <meta:editing-duration>P3DT12H29M53S</meta:editing-duration>
    <meta:editing-cycles>500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